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paragraph-rsid="0009b5c1"/>
    </style:style>
    <style:style style:name="P2" style:family="paragraph" style:parent-style-name="Standard">
      <style:text-properties fo:color="#c5000b" fo:font-size="13pt" fo:language="fr" fo:country="FR" fo:font-weight="bold" officeooo:paragraph-rsid="0009b5c1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c5000b" fo:font-size="13pt" fo:language="fr" fo:country="FR" officeooo:paragraph-rsid="0009b5c1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5pt" fo:language="fr" fo:country="FR" fo:font-weight="bold" officeooo:paragraph-rsid="0009b5c1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3pt" fo:language="fr" fo:country="FR" officeooo:paragraph-rsid="0009b5c1" style:font-size-asian="13pt" style:font-size-complex="13pt"/>
    </style:style>
    <style:style style:name="P6" style:family="paragraph" style:parent-style-name="Standard">
      <style:text-properties fo:font-size="13pt" fo:language="fr" fo:country="FR" style:text-underline-style="solid" style:text-underline-width="auto" style:text-underline-color="font-color" officeooo:paragraph-rsid="0009b5c1" style:font-size-asian="13pt" style:font-size-complex="13pt"/>
    </style:style>
    <style:style style:name="T1" style:family="text">
      <style:text-properties officeooo:rsid="0009b5c1"/>
    </style:style>
    <style:style style:name="T2" style:family="text">
      <style:text-properties officeooo:rsid="0009b5c1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PECIFICATION DE LA BASE DE DONNEES</text:span></text:p>
      <text:p text:style-name="P1"><text:span text:style-name="T1"/></text:p>
      <text:p text:style-name="P6"><text:span text:style-name="T1">Badge :</text:span></text:p>
      <text:p text:style-name="P5"><text:span text:style-name="T1">Id, NiveauPile (pile faible), IntervalEmission, Précision (mouvement), dateActivation, état</text:span></text:p>
      <text:p text:style-name="P5"><text:span text:style-name="T1"/></text:p>
      <text:p text:style-name="P6"><text:span text:style-name="T1">Lecteur :</text:span></text:p>
      <text:p text:style-name="P5"><text:span text:style-name="T1">Id, IP, IpServeur, Secteur/Zone, estConnecté</text:span></text:p>
      <text:p text:style-name="P5"><text:span text:style-name="T1"><text:s/></text:span></text:p>
      <text:p text:style-name="P6"><text:span text:style-name="T1">Personne :</text:span></text:p>
      <text:p text:style-name="P5"><text:span text:style-name="T1">ID, Nom, Prenom, Sexe, ...etc </text:span><text:span text:style-name="T2">(A DEMANDER / PRECISER)</text:span></text:p>
      <text:p text:style-name="P5"><text:span text:style-name="T1"/></text:p>
      <text:p text:style-name="P6"><text:span text:style-name="T1">Badge-Personne :</text:span></text:p>
      <text:p text:style-name="P5"><text:span text:style-name="T1">[ IdBadge, IdPersonne ] Unique</text:span></text:p>
      <text:p text:style-name="P5"><text:span text:style-name="T1"/></text:p>
      <text:p text:style-name="P6"><text:span text:style-name="T1">Administrateur :</text:span></text:p>
      <text:p text:style-name="P5"><text:span text:style-name="T1">IdPersonne, Identifiant, MotDePasse</text:span></text:p>
      <text:p text:style-name="P5"><text:span text:style-name="T1"/></text:p>
      <text:p text:style-name="P6"><text:span text:style-name="T1">Image-Secteur :</text:span></text:p>
      <text:p text:style-name="P5"><text:span text:style-name="T1">IdSecteur, x1y1, x2y2, UrlImage</text:span></text:p>
      <text:p text:style-name="P5"><text:span text:style-name="T1"/></text:p>
      <text:p text:style-name="P6"><text:span text:style-name="T1">Camera :</text:span></text:p>
      <text:p text:style-name="P5"><text:span text:style-name="T1">Id, …</text:span></text:p>
      <text:p text:style-name="P5"><text:span text:style-name="T1"/></text:p>
      <text:p text:style-name="P5"><text:span text:style-name="T1"/></text:p>
      <text:p text:style-name="P2"><text:span text:style-name="T1">Si on change d'image, on doit changer le code :</text:span></text:p>
      <text:p text:style-name="P3"><text:span text:style-name="T1">→ il faut éviter cela</text:span></text:p>
      <text:p text:style-name="P3"><text:span text:style-name="T1">→ trouver une méthode permettant de faire la correspondance entre un lieu réel et sa représentation sur l'IHM.</text:span></text:p>
      <text:p text:style-name="P2"><text:span text:style-name="T1">Solution :</text:span></text:p>
      <text:p text:style-name="P3"><text:span text:style-name="T1">1- Utiliser comme repère les numéros des prises femelles ethernet</text:span></text:p>
      <text:p text:style-name="P3"><text:span text:style-name="T1">2- Utiliser des noms de codes</text:span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1T18:48:35.19</meta:creation-date>
    <dc:date>2013-01-21T18:59:31.68</dc:date>
    <meta:editing-duration>P0D</meta:editing-duration>
    <meta:editing-cycles>1</meta:editing-cycles>
    <meta:document-statistic meta:table-count="0" meta:image-count="0" meta:object-count="0" meta:page-count="1" meta:paragraph-count="22" meta:word-count="108" meta:character-count="688" meta:non-whitespace-character-count="600"/>
    <meta:generator>LibreOffice/3.6$Windows_x86 LibreOffice_project/2ef5aff-a6fb0ff-166bdff-cf087ad-0f1389</meta:generator>
  </office:meta>
</office:document-meta>
</file>